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29in" svg:x="13.6016in" svg:y="4.3866in">
            <draw:object draw:notify-on-update-of-ranges="Sheet1.O6:Sheet1.S6 Sheet1.N7:Sheet1.N7 Sheet1.O7:Sheet1.S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29in" svg:x="6.6815in" svg:y="4.3441in">
            <draw:object draw:notify-on-update-of-ranges="Sheet1.O19:Sheet1.S19 Sheet1.N20:Sheet1.N20 Sheet1.O20:Sheet1.S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21045848" calcext:value-type="float">
            <text:p>21045848</text:p>
          </table:table-cell>
          <table:table-cell office:value-type="float" office:value="150762200" calcext:value-type="float">
            <text:p>150762200</text:p>
          </table:table-cell>
          <table:table-cell office:value-type="float" office:value="78652712" calcext:value-type="float">
            <text:p>78652712</text:p>
          </table:table-cell>
          <table:table-cell office:value-type="float" office:value="65783888" calcext:value-type="float">
            <text:p>65783888</text:p>
          </table:table-cell>
          <table:table-cell office:value-type="float" office:value="45350992" calcext:value-type="float">
            <text:p>45350992</text:p>
          </table:table-cell>
          <table:table-cell/>
          <table:table-cell table:formula="of:=([.B2]-[.O$2])^2" office:value-type="float" office:value="29422678124.1595" calcext:value-type="float">
            <text:p>29422678124.1595</text:p>
          </table:table-cell>
          <table:table-cell table:formula="of:=([.C2]-[.P$2])^2" office:value-type="float" office:value="6353960755000.99" calcext:value-type="float">
            <text:p>6353960755000.99</text:p>
          </table:table-cell>
          <table:table-cell table:formula="of:=([.D2]-[.Q$2])^2" office:value-type="float" office:value="13081320376.9586" calcext:value-type="float">
            <text:p>13081320376.9586</text:p>
          </table:table-cell>
          <table:table-cell table:formula="of:=([.E2]-[.R$2])^2" office:value-type="float" office:value="5623440108.16022" calcext:value-type="float">
            <text:p>5623440108.16022</text:p>
          </table:table-cell>
          <table:table-cell table:formula="of:=([.F2]-[.S$2])^2" office:value-type="float" office:value="92197735424.6382" calcext:value-type="float">
            <text:p>92197735424.6382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21217378.4" calcext:value-type="float">
            <text:p>21217378.4</text:p>
          </table:table-cell>
          <table:table-cell table:formula="of:=AVERAGE([.C2:.C11])" office:value-type="float" office:value="153282906.4" calcext:value-type="float">
            <text:p>153282906.4</text:p>
          </table:table-cell>
          <table:table-cell table:formula="of:=AVERAGE([.D2:.D11])" office:value-type="float" office:value="78767085.6" calcext:value-type="float">
            <text:p>78767085.6</text:p>
          </table:table-cell>
          <table:table-cell table:formula="of:=AVERAGE([.E2:.E11])" office:value-type="float" office:value="65858877.6" calcext:value-type="float">
            <text:p>65858877.6</text:p>
          </table:table-cell>
          <table:table-cell table:formula="of:=AVERAGE([.F2:.F11])" office:value-type="float" office:value="45654632.8" calcext:value-type="float">
            <text:p>45654632.8</text:p>
          </table:table-cell>
        </table:table-row>
        <table:table-row table:style-name="ro2">
          <table:table-cell/>
          <table:table-cell office:value-type="float" office:value="21113576" calcext:value-type="float">
            <text:p>21113576</text:p>
          </table:table-cell>
          <table:table-cell office:value-type="float" office:value="150849368" calcext:value-type="float">
            <text:p>150849368</text:p>
          </table:table-cell>
          <table:table-cell office:value-type="float" office:value="78654976" calcext:value-type="float">
            <text:p>78654976</text:p>
          </table:table-cell>
          <table:table-cell office:value-type="float" office:value="65786392" calcext:value-type="float">
            <text:p>65786392</text:p>
          </table:table-cell>
          <table:table-cell office:value-type="float" office:value="45420272" calcext:value-type="float">
            <text:p>45420272</text:p>
          </table:table-cell>
          <table:table-cell/>
          <table:table-cell table:formula="of:=([.B3]-[.O$2])^2" office:value-type="float" office:value="10774938245.7597" calcext:value-type="float">
            <text:p>10774938245.7597</text:p>
          </table:table-cell>
          <table:table-cell table:formula="of:=([.C3]-[.P$2])^2" office:value-type="float" office:value="5922109144274.59" calcext:value-type="float">
            <text:p>5922109144274.59</text:p>
          </table:table-cell>
          <table:table-cell table:formula="of:=([.D3]-[.Q$2])^2" office:value-type="float" office:value="12568562412.1587" calcext:value-type="float">
            <text:p>12568562412.1587</text:p>
          </table:table-cell>
          <table:table-cell table:formula="of:=([.E3]-[.R$2])^2" office:value-type="float" office:value="5254162207.36022" calcext:value-type="float">
            <text:p>5254162207.36022</text:p>
          </table:table-cell>
          <table:table-cell table:formula="of:=([.F3]-[.S$2])^2" office:value-type="float" office:value="54924984576.6386" calcext:value-type="float">
            <text:p>54924984576.6386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77988592" calcext:value-type="float">
            <text:p>77988592</text:p>
          </table:table-cell>
          <table:table-cell table:formula="of:=AVERAGE([.C15:.C24])" office:value-type="float" office:value="508636725.6" calcext:value-type="float">
            <text:p>508636725.6</text:p>
          </table:table-cell>
          <table:table-cell table:formula="of:=AVERAGE([.D15:.D24])" office:value-type="float" office:value="298042345.6" calcext:value-type="float">
            <text:p>298042345.6</text:p>
          </table:table-cell>
          <table:table-cell table:formula="of:=AVERAGE([.E15:.E24])" office:value-type="float" office:value="223017198.4" calcext:value-type="float">
            <text:p>223017198.4</text:p>
          </table:table-cell>
          <table:table-cell table:formula="of:=AVERAGE([.F15:.F24])" office:value-type="float" office:value="194946369.6" calcext:value-type="float">
            <text:p>194946369.6</text:p>
          </table:table-cell>
        </table:table-row>
        <table:table-row table:style-name="ro2">
          <table:table-cell/>
          <table:table-cell office:value-type="float" office:value="21161336" calcext:value-type="float">
            <text:p>21161336</text:p>
          </table:table-cell>
          <table:table-cell office:value-type="float" office:value="150954224" calcext:value-type="float">
            <text:p>150954224</text:p>
          </table:table-cell>
          <table:table-cell office:value-type="float" office:value="78661192" calcext:value-type="float">
            <text:p>78661192</text:p>
          </table:table-cell>
          <table:table-cell office:value-type="float" office:value="65806528" calcext:value-type="float">
            <text:p>65806528</text:p>
          </table:table-cell>
          <table:table-cell office:value-type="float" office:value="45546152" calcext:value-type="float">
            <text:p>45546152</text:p>
          </table:table-cell>
          <table:table-cell/>
          <table:table-cell table:formula="of:=([.B4]-[.O$2])^2" office:value-type="float" office:value="3140750597.75983" calcext:value-type="float">
            <text:p>3140750597.75983</text:p>
          </table:table-cell>
          <table:table-cell table:formula="of:=([.C4]-[.P$2])^2" office:value-type="float" office:value="5422761720069.79" calcext:value-type="float">
            <text:p>5422761720069.79</text:p>
          </table:table-cell>
          <table:table-cell table:formula="of:=([.D4]-[.Q$2])^2" office:value-type="float" office:value="11213454520.9587" calcext:value-type="float">
            <text:p>11213454520.9587</text:p>
          </table:table-cell>
          <table:table-cell table:formula="of:=([.E4]-[.R$2])^2" office:value-type="float" office:value="2740480620.16016" calcext:value-type="float">
            <text:p>2740480620.16016</text:p>
          </table:table-cell>
          <table:table-cell table:formula="of:=([.F4]-[.S$2])^2" office:value-type="float" office:value="11768083968.6394" calcext:value-type="float">
            <text:p>11768083968.639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167712" calcext:value-type="float">
            <text:p>21167712</text:p>
          </table:table-cell>
          <table:table-cell office:value-type="float" office:value="151327224" calcext:value-type="float">
            <text:p>151327224</text:p>
          </table:table-cell>
          <table:table-cell office:value-type="float" office:value="78683920" calcext:value-type="float">
            <text:p>78683920</text:p>
          </table:table-cell>
          <table:table-cell office:value-type="float" office:value="65827648" calcext:value-type="float">
            <text:p>65827648</text:p>
          </table:table-cell>
          <table:table-cell office:value-type="float" office:value="45595472" calcext:value-type="float">
            <text:p>45595472</text:p>
          </table:table-cell>
          <table:table-cell/>
          <table:table-cell table:formula="of:=([.B5]-[.O$2])^2" office:value-type="float" office:value="2466751288.95985" calcext:value-type="float">
            <text:p>2466751288.95985</text:p>
          </table:table-cell>
          <table:table-cell table:formula="of:=([.C5]-[.P$2])^2" office:value-type="float" office:value="3824693649669.78" calcext:value-type="float">
            <text:p>3824693649669.78</text:p>
          </table:table-cell>
          <table:table-cell table:formula="of:=([.D5]-[.Q$2])^2" office:value-type="float" office:value="6916517023.35901" calcext:value-type="float">
            <text:p>6916517023.35901</text:p>
          </table:table-cell>
          <table:table-cell table:formula="of:=([.E5]-[.R$2])^2" office:value-type="float" office:value="975287916.160093" calcext:value-type="float">
            <text:p>975287916.160093</text:p>
          </table:table-cell>
          <table:table-cell table:formula="of:=([.F5]-[.S$2])^2" office:value-type="float" office:value="3500000256.63965" calcext:value-type="float">
            <text:p>3500000256.63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 calcext:value-type="float">
            <text:p>21215720</text:p>
          </table:table-cell>
          <table:table-cell office:value-type="float" office:value="153075008" calcext:value-type="float">
            <text:p>153075008</text:p>
          </table:table-cell>
          <table:table-cell office:value-type="float" office:value="78684320" calcext:value-type="float">
            <text:p>78684320</text:p>
          </table:table-cell>
          <table:table-cell office:value-type="float" office:value="65831128" calcext:value-type="float">
            <text:p>65831128</text:p>
          </table:table-cell>
          <table:table-cell office:value-type="float" office:value="45627056" calcext:value-type="float">
            <text:p>45627056</text:p>
          </table:table-cell>
          <table:table-cell/>
          <table:table-cell table:formula="of:=([.B6]-[.O$2])^2" office:value-type="float" office:value="2750290.55999506" calcext:value-type="float">
            <text:p>2750290.55999506</text:p>
          </table:table-cell>
          <table:table-cell table:formula="of:=([.C6]-[.P$2])^2" office:value-type="float" office:value="43221744722.5625" calcext:value-type="float">
            <text:p>43221744722.5625</text:p>
          </table:table-cell>
          <table:table-cell table:formula="of:=([.D6]-[.Q$2])^2" office:value-type="float" office:value="6850144543.35901" calcext:value-type="float">
            <text:p>6850144543.35901</text:p>
          </table:table-cell>
          <table:table-cell table:formula="of:=([.E6]-[.R$2])^2" office:value-type="float" office:value="770040300.160083" calcext:value-type="float">
            <text:p>770040300.160083</text:p>
          </table:table-cell>
          <table:table-cell table:formula="of:=([.F6]-[.S$2])^2" office:value-type="float" office:value="760479898.239836" calcext:value-type="float">
            <text:p>760479898.239836</text:p>
          </table:table-cell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21217512" calcext:value-type="float">
            <text:p>21217512</text:p>
          </table:table-cell>
          <table:table-cell office:value-type="float" office:value="153523000" calcext:value-type="float">
            <text:p>153523000</text:p>
          </table:table-cell>
          <table:table-cell office:value-type="float" office:value="78692824" calcext:value-type="float">
            <text:p>78692824</text:p>
          </table:table-cell>
          <table:table-cell office:value-type="float" office:value="65851416" calcext:value-type="float">
            <text:p>65851416</text:p>
          </table:table-cell>
          <table:table-cell office:value-type="float" office:value="45656456" calcext:value-type="float">
            <text:p>45656456</text:p>
          </table:table-cell>
          <table:table-cell/>
          <table:table-cell table:formula="of:=([.B7]-[.O$2])^2" office:value-type="float" office:value="17848.9600003982" calcext:value-type="float">
            <text:p>17848.9600003982</text:p>
          </table:table-cell>
          <table:table-cell table:formula="of:=([.C7]-[.P$2])^2" office:value-type="float" office:value="57644936760.9571" calcext:value-type="float">
            <text:p>57644936760.9571</text:p>
          </table:table-cell>
          <table:table-cell table:formula="of:=([.D7]-[.Q$2])^2" office:value-type="float" office:value="5514785234.55911" calcext:value-type="float">
            <text:p>5514785234.55911</text:p>
          </table:table-cell>
          <table:table-cell table:formula="of:=([.E7]-[.R$2])^2" office:value-type="float" office:value="55675474.5600222" calcext:value-type="float">
            <text:p>55675474.5600222</text:p>
          </table:table-cell>
          <table:table-cell table:formula="of:=([.F7]-[.S$2])^2" office:value-type="float" office:value="3324058.24001087" calcext:value-type="float">
            <text:p>3324058.24001087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21203596" calcext:value-type="float">
            <text:p>21203596</text:p>
          </table:table-cell>
          <table:table-cell table:formula="of:=AVERAGE([.C4:.C9])" office:value-type="float" office:value="152921481.333333" calcext:value-type="float">
            <text:p>152921481.333333</text:p>
          </table:table-cell>
          <table:table-cell table:formula="of:=AVERAGE([.D4:.D9])" office:value-type="float" office:value="78727942.6666667" calcext:value-type="float">
            <text:p>78727942.6666667</text:p>
          </table:table-cell>
          <table:table-cell table:formula="of:=AVERAGE([.E4:.E9])" office:value-type="float" office:value="65849976" calcext:value-type="float">
            <text:p>65849976</text:p>
          </table:table-cell>
          <table:table-cell table:formula="of:=AVERAGE([.F4:.F9])" office:value-type="float" office:value="45649204" calcext:value-type="float">
            <text:p>45649204</text:p>
          </table:table-cell>
        </table:table-row>
        <table:table-row table:style-name="ro2">
          <table:table-cell/>
          <table:table-cell office:value-type="float" office:value="21221904" calcext:value-type="float">
            <text:p>21221904</text:p>
          </table:table-cell>
          <table:table-cell office:value-type="float" office:value="154257952" calcext:value-type="float">
            <text:p>154257952</text:p>
          </table:table-cell>
          <table:table-cell office:value-type="float" office:value="78739056" calcext:value-type="float">
            <text:p>78739056</text:p>
          </table:table-cell>
          <table:table-cell office:value-type="float" office:value="65868024" calcext:value-type="float">
            <text:p>65868024</text:p>
          </table:table-cell>
          <table:table-cell office:value-type="float" office:value="45660832" calcext:value-type="float">
            <text:p>45660832</text:p>
          </table:table-cell>
          <table:table-cell/>
          <table:table-cell table:formula="of:=([.B8]-[.O$2])^2" office:value-type="float" office:value="20481055.3600135" calcext:value-type="float">
            <text:p>20481055.3600135</text:p>
          </table:table-cell>
          <table:table-cell table:formula="of:=([.C8]-[.P$2])^2" office:value-type="float" office:value="950713922079.348" calcext:value-type="float">
            <text:p>950713922079.348</text:p>
          </table:table-cell>
          <table:table-cell table:formula="of:=([.D8]-[.Q$2])^2" office:value-type="float" office:value="785658476.159666" calcext:value-type="float">
            <text:p>785658476.159666</text:p>
          </table:table-cell>
          <table:table-cell table:formula="of:=([.E8]-[.R$2])^2" office:value-type="float" office:value="83656632.9599727" calcext:value-type="float">
            <text:p>83656632.9599727</text:p>
          </table:table-cell>
          <table:table-cell table:formula="of:=([.F8]-[.S$2])^2" office:value-type="float" office:value="38430080.6400369" calcext:value-type="float">
            <text:p>38430080.6400369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74661478.6666667" calcext:value-type="float">
            <text:p>74661478.6666667</text:p>
          </table:table-cell>
          <table:table-cell table:formula="of:=AVERAGE([.C17:.C22])" office:value-type="float" office:value="523653848" calcext:value-type="float">
            <text:p>523653848</text:p>
          </table:table-cell>
          <table:table-cell table:formula="of:=AVERAGE([.D17:.D22])" office:value-type="float" office:value="311314229.333333" calcext:value-type="float">
            <text:p>311314229.333333</text:p>
          </table:table-cell>
          <table:table-cell table:formula="of:=AVERAGE([.E17:.E22])" office:value-type="float" office:value="211787348" calcext:value-type="float">
            <text:p>211787348</text:p>
          </table:table-cell>
          <table:table-cell table:formula="of:=AVERAGE([.F17:.F22])" office:value-type="float" office:value="195542256" calcext:value-type="float">
            <text:p>195542256</text:p>
          </table:table-cell>
        </table:table-row>
        <table:table-row table:style-name="ro2">
          <table:table-cell/>
          <table:table-cell office:value-type="float" office:value="21237392" calcext:value-type="float">
            <text:p>21237392</text:p>
          </table:table-cell>
          <table:table-cell office:value-type="float" office:value="154391480" calcext:value-type="float">
            <text:p>154391480</text:p>
          </table:table-cell>
          <table:table-cell office:value-type="float" office:value="78906344" calcext:value-type="float">
            <text:p>78906344</text:p>
          </table:table-cell>
          <table:table-cell office:value-type="float" office:value="65915112" calcext:value-type="float">
            <text:p>65915112</text:p>
          </table:table-cell>
          <table:table-cell office:value-type="float" office:value="45809256" calcext:value-type="float">
            <text:p>45809256</text:p>
          </table:table-cell>
          <table:table-cell/>
          <table:table-cell table:formula="of:=([.B9]-[.O$2])^2" office:value-type="float" office:value="400544184.96006" calcext:value-type="float">
            <text:p>400544184.96006</text:p>
          </table:table-cell>
          <table:table-cell table:formula="of:=([.C9]-[.P$2])^2" office:value-type="float" office:value="1228935426616.95" calcext:value-type="float">
            <text:p>1228935426616.95</text:p>
          </table:table-cell>
          <table:table-cell table:formula="of:=([.D9]-[.Q$2])^2" office:value-type="float" office:value="19392901970.5617" calcext:value-type="float">
            <text:p>19392901970.5617</text:p>
          </table:table-cell>
          <table:table-cell table:formula="of:=([.E9]-[.R$2])^2" office:value-type="float" office:value="3162307743.35983" calcext:value-type="float">
            <text:p>3162307743.35983</text:p>
          </table:table-cell>
          <table:table-cell table:formula="of:=([.F9]-[.S$2])^2" office:value-type="float" office:value="23908333978.2409" calcext:value-type="float">
            <text:p>23908333978.240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302056" calcext:value-type="float">
            <text:p>21302056</text:p>
          </table:table-cell>
          <table:table-cell office:value-type="float" office:value="154479608" calcext:value-type="float">
            <text:p>154479608</text:p>
          </table:table-cell>
          <table:table-cell office:value-type="float" office:value="78977344" calcext:value-type="float">
            <text:p>78977344</text:p>
          </table:table-cell>
          <table:table-cell office:value-type="float" office:value="65935112" calcext:value-type="float">
            <text:p>65935112</text:p>
          </table:table-cell>
          <table:table-cell office:value-type="float" office:value="45883560" calcext:value-type="float">
            <text:p>45883560</text:p>
          </table:table-cell>
          <table:table-cell/>
          <table:table-cell table:formula="of:=([.B10]-[.O$2])^2" office:value-type="float" office:value="7170295941.76025" calcext:value-type="float">
            <text:p>7170295941.76025</text:p>
          </table:table-cell>
          <table:table-cell table:formula="of:=([.C10]-[.P$2])^2" office:value-type="float" office:value="1432094719442.55" calcext:value-type="float">
            <text:p>1432094719442.55</text:p>
          </table:table-cell>
          <table:table-cell table:formula="of:=([.D10]-[.Q$2])^2" office:value-type="float" office:value="44208594770.5625" calcext:value-type="float">
            <text:p>44208594770.5625</text:p>
          </table:table-cell>
          <table:table-cell table:formula="of:=([.E10]-[.R$2])^2" office:value-type="float" office:value="5811683743.35977" calcext:value-type="float">
            <text:p>5811683743.35977</text:p>
          </table:table-cell>
          <table:table-cell table:formula="of:=([.F10]-[.S$2])^2" office:value-type="float" office:value="52407662899.8414" calcext:value-type="float">
            <text:p>52407662899.84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490728" calcext:value-type="float">
            <text:p>21490728</text:p>
          </table:table-cell>
          <table:table-cell office:value-type="float" office:value="159209000" calcext:value-type="float">
            <text:p>159209000</text:p>
          </table:table-cell>
          <table:table-cell office:value-type="float" office:value="79018168" calcext:value-type="float">
            <text:p>79018168</text:p>
          </table:table-cell>
          <table:table-cell office:value-type="float" office:value="65983528" calcext:value-type="float">
            <text:p>65983528</text:p>
          </table:table-cell>
          <table:table-cell office:value-type="float" office:value="45996280" calcext:value-type="float">
            <text:p>45996280</text:p>
          </table:table-cell>
          <table:table-cell/>
          <table:table-cell table:formula="of:=([.B11]-[.O$2])^2" office:value-type="float" office:value="74720003820.1608" calcext:value-type="float">
            <text:p>74720003820.1608</text:p>
          </table:table-cell>
          <table:table-cell table:formula="of:=([.C11]-[.P$2])^2" office:value-type="float" office:value="35118585355960.9" calcext:value-type="float">
            <text:p>35118585355960.9</text:p>
          </table:table-cell>
          <table:table-cell table:formula="of:=([.D11]-[.Q$2])^2" office:value-type="float" office:value="63042371589.763" calcext:value-type="float">
            <text:p>63042371589.763</text:p>
          </table:table-cell>
          <table:table-cell table:formula="of:=([.E11]-[.R$2])^2" office:value-type="float" office:value="15537722220.1596" calcext:value-type="float">
            <text:p>15537722220.1596</text:p>
          </table:table-cell>
          <table:table-cell table:formula="of:=([.F11]-[.S$2])^2" office:value-type="float" office:value="116722809267.842" calcext:value-type="float">
            <text:p>116722809267.842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47083712" calcext:value-type="float">
            <text:p>47083712</text:p>
          </table:table-cell>
          <table:table-cell office:value-type="float" office:value="338475360" calcext:value-type="float">
            <text:p>338475360</text:p>
          </table:table-cell>
          <table:table-cell office:value-type="float" office:value="155640448" calcext:value-type="float">
            <text:p>155640448</text:p>
          </table:table-cell>
          <table:table-cell office:value-type="float" office:value="170783888" calcext:value-type="float">
            <text:p>170783888</text:p>
          </table:table-cell>
          <table:table-cell office:value-type="float" office:value="108827880" calcext:value-type="float">
            <text:p>108827880</text:p>
          </table:table-cell>
          <table:table-cell/>
          <table:table-cell table:formula="of:=([.B15]-[.O$15])^2" office:value-type="float" office:value="1.62941074559185E+020" calcext:value-type="float">
            <text:p>162941074559185000000</text:p>
          </table:table-cell>
          <table:table-cell table:formula="of:=([.C15]-[.P$15])^2" office:value-type="float" office:value="3.64228383194106E+025" calcext:value-type="float">
            <text:p>36422838319410600000000000</text:p>
          </table:table-cell>
          <table:table-cell table:formula="of:=([.D15]-[.Q$15])^2" office:value-type="float" office:value="3.31305182642182E+020" calcext:value-type="float">
            <text:p>331305182642182000000</text:p>
          </table:table-cell>
          <table:table-cell table:formula="of:=([.E15]-[.R$15])^2" office:value-type="float" office:value="1.46739698921731E+019" calcext:value-type="float">
            <text:p>14673969892173100000</text:p>
          </table:table-cell>
          <table:table-cell table:formula="of:=([.F15]-[.S$15])^2" office:value-type="float" office:value="1.261269521939E+021" calcext:value-type="float">
            <text:p>1261269521939000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12811921139.84" calcext:value-type="float">
            <text:p>12811921139.84</text:p>
          </table:table-cell>
          <table:table-cell table:formula="of:=SUM([.I2:.I11])/10" office:value-type="float" office:value="6035472137459.84" calcext:value-type="float">
            <text:p>6035472137459.84</text:p>
          </table:table-cell>
          <table:table-cell table:formula="of:=SUM([.J2:.J11])/10" office:value-type="float" office:value="18357431091.84" calcext:value-type="float">
            <text:p>18357431091.84</text:p>
          </table:table-cell>
          <table:table-cell table:formula="of:=SUM([.K2:.K11])/10" office:value-type="float" office:value="4001445696.64" calcext:value-type="float">
            <text:p>4001445696.64</text:p>
          </table:table-cell>
          <table:table-cell table:formula="of:=SUM([.L2:.L11])/10" office:value-type="float" office:value="35623184440.96" calcext:value-type="float">
            <text:p>35623184440.96</text:p>
          </table:table-cell>
        </table:table-row>
        <table:table-row table:style-name="ro2">
          <table:table-cell/>
          <table:table-cell office:value-type="float" office:value="53030736" calcext:value-type="float">
            <text:p>53030736</text:p>
          </table:table-cell>
          <table:table-cell office:value-type="float" office:value="341132568" calcext:value-type="float">
            <text:p>341132568</text:p>
          </table:table-cell>
          <table:table-cell office:value-type="float" office:value="216400128" calcext:value-type="float">
            <text:p>216400128</text:p>
          </table:table-cell>
          <table:table-cell office:value-type="float" office:value="171053544" calcext:value-type="float">
            <text:p>171053544</text:p>
          </table:table-cell>
          <table:table-cell office:value-type="float" office:value="111262392" calcext:value-type="float">
            <text:p>111262392</text:p>
          </table:table-cell>
          <table:table-cell/>
          <table:table-cell table:formula="of:=([.B16]-[.O$15])^2" office:value-type="float" office:value="1.627892843372E+020" calcext:value-type="float">
            <text:p>162789284337200000000</text:p>
          </table:table-cell>
          <table:table-cell table:formula="of:=([.C16]-[.P$15])^2" office:value-type="float" office:value="3.64228062462068E+025" calcext:value-type="float">
            <text:p>36422806246206800000000000</text:p>
          </table:table-cell>
          <table:table-cell table:formula="of:=([.D16]-[.Q$15])^2" office:value-type="float" office:value="3.29097004431002E+020" calcext:value-type="float">
            <text:p>329097004431002000000</text:p>
          </table:table-cell>
          <table:table-cell table:formula="of:=([.E16]-[.R$15])^2" office:value-type="float" office:value="1.46719040430061E+019" calcext:value-type="float">
            <text:p>14671904043006100000</text:p>
          </table:table-cell>
          <table:table-cell table:formula="of:=([.F16]-[.S$15])^2" office:value-type="float" office:value="1.26109660761141E+021" calcext:value-type="float">
            <text:p>1261096607611410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1.62153578021235E+020" calcext:value-type="float">
            <text:p>162153578021235000000</text:p>
          </table:table-cell>
          <table:table-cell table:formula="of:=SUM([.I15:.I24])/10" office:value-type="float" office:value="3.64207844681415E+025" calcext:value-type="float">
            <text:p>36420784468141500000000000</text:p>
          </table:table-cell>
          <table:table-cell table:formula="of:=SUM([.J15:.J24])/10" office:value-type="float" office:value="3.26146034437362E+020" calcext:value-type="float">
            <text:p>326146034437362000000</text:p>
          </table:table-cell>
          <table:table-cell table:formula="of:=SUM([.K15:.K24])/10" office:value-type="float" office:value="1.42792705224187E+019" calcext:value-type="float">
            <text:p>14279270522418700000</text:p>
          </table:table-cell>
          <table:table-cell table:formula="of:=SUM([.L15:.L24])/10" office:value-type="float" office:value="1.25516358999314E+021" calcext:value-type="float">
            <text:p>1255163589993140000000</text:p>
          </table:table-cell>
        </table:table-row>
        <table:table-row table:style-name="ro2">
          <table:table-cell/>
          <table:table-cell office:value-type="float" office:value="62176832" calcext:value-type="float">
            <text:p>62176832</text:p>
          </table:table-cell>
          <table:table-cell office:value-type="float" office:value="398766992" calcext:value-type="float">
            <text:p>398766992</text:p>
          </table:table-cell>
          <table:table-cell office:value-type="float" office:value="245655848" calcext:value-type="float">
            <text:p>245655848</text:p>
          </table:table-cell>
          <table:table-cell office:value-type="float" office:value="174818840" calcext:value-type="float">
            <text:p>174818840</text:p>
          </table:table-cell>
          <table:table-cell office:value-type="float" office:value="147183072" calcext:value-type="float">
            <text:p>147183072</text:p>
          </table:table-cell>
          <table:table-cell/>
          <table:table-cell table:formula="of:=([.B17]-[.O$15])^2" office:value-type="float" office:value="1.62555979915298E+020" calcext:value-type="float">
            <text:p>162555979915298000000</text:p>
          </table:table-cell>
          <table:table-cell table:formula="of:=([.C17]-[.P$15])^2" office:value-type="float" office:value="3.642211058693E+025" calcext:value-type="float">
            <text:p>36422110586930000000000000</text:p>
          </table:table-cell>
          <table:table-cell table:formula="of:=([.D17]-[.Q$15])^2" office:value-type="float" office:value="3.28036402483376E+020" calcext:value-type="float">
            <text:p>328036402483376000000</text:p>
          </table:table-cell>
          <table:table-cell table:formula="of:=([.E17]-[.R$15])^2" office:value-type="float" office:value="1.46430730999585E+019" calcext:value-type="float">
            <text:p>14643073099958500000</text:p>
          </table:table-cell>
          <table:table-cell table:formula="of:=([.F17]-[.S$15])^2" office:value-type="float" office:value="1.25854667313045E+021" calcext:value-type="float">
            <text:p>125854667313045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462576" calcext:value-type="float">
            <text:p>64462576</text:p>
          </table:table-cell>
          <table:table-cell office:value-type="float" office:value="441542568" calcext:value-type="float">
            <text:p>441542568</text:p>
          </table:table-cell>
          <table:table-cell office:value-type="float" office:value="301915504" calcext:value-type="float">
            <text:p>301915504</text:p>
          </table:table-cell>
          <table:table-cell office:value-type="float" office:value="180251224" calcext:value-type="float">
            <text:p>180251224</text:p>
          </table:table-cell>
          <table:table-cell office:value-type="float" office:value="168197696" calcext:value-type="float">
            <text:p>168197696</text:p>
          </table:table-cell>
          <table:table-cell/>
          <table:table-cell table:formula="of:=([.B18]-[.O$15])^2" office:value-type="float" office:value="1.62497699836818E+020" calcext:value-type="float">
            <text:p>162497699836818000000</text:p>
          </table:table-cell>
          <table:table-cell table:formula="of:=([.C18]-[.P$15])^2" office:value-type="float" office:value="3.64215942812806E+025" calcext:value-type="float">
            <text:p>36421594281280600000000000</text:p>
          </table:table-cell>
          <table:table-cell table:formula="of:=([.D18]-[.Q$15])^2" office:value-type="float" office:value="3.26001643142733E+020" calcext:value-type="float">
            <text:p>326001643142733000000</text:p>
          </table:table-cell>
          <table:table-cell table:formula="of:=([.E18]-[.R$15])^2" office:value-type="float" office:value="1.46015271977345E+019" calcext:value-type="float">
            <text:p>14601527197734500000</text:p>
          </table:table-cell>
          <table:table-cell table:formula="of:=([.F18]-[.S$15])^2" office:value-type="float" office:value="1.25705608508529E+021" calcext:value-type="float">
            <text:p>125705608508529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545264" calcext:value-type="float">
            <text:p>69545264</text:p>
          </table:table-cell>
          <table:table-cell office:value-type="float" office:value="510802792" calcext:value-type="float">
            <text:p>510802792</text:p>
          </table:table-cell>
          <table:table-cell office:value-type="float" office:value="310050848" calcext:value-type="float">
            <text:p>310050848</text:p>
          </table:table-cell>
          <table:table-cell office:value-type="float" office:value="187199072" calcext:value-type="float">
            <text:p>187199072</text:p>
          </table:table-cell>
          <table:table-cell office:value-type="float" office:value="187186880" calcext:value-type="float">
            <text:p>187186880</text:p>
          </table:table-cell>
          <table:table-cell/>
          <table:table-cell table:formula="of:=([.B19]-[.O$15])^2" office:value-type="float" office:value="1.62368142961189E+020" calcext:value-type="float">
            <text:p>162368142961189000000</text:p>
          </table:table-cell>
          <table:table-cell table:formula="of:=([.C19]-[.P$15])^2" office:value-type="float" office:value="3.64207583109358E+025" calcext:value-type="float">
            <text:p>36420758310935800000000000</text:p>
          </table:table-cell>
          <table:table-cell table:formula="of:=([.D19]-[.Q$15])^2" office:value-type="float" office:value="3.25707933665746E+020" calcext:value-type="float">
            <text:p>325707933665746000000</text:p>
          </table:table-cell>
          <table:table-cell table:formula="of:=([.E19]-[.R$15])^2" office:value-type="float" office:value="1.45484773135776E+019" calcext:value-type="float">
            <text:p>14548477313577600000</text:p>
          </table:table-cell>
          <table:table-cell table:formula="of:=([.F19]-[.S$15])^2" office:value-type="float" office:value="1.25570992314036E+021" calcext:value-type="float">
            <text:p>1255709923140360000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71890264" calcext:value-type="float">
            <text:p>71890264</text:p>
          </table:table-cell>
          <table:table-cell office:value-type="float" office:value="563237792" calcext:value-type="float">
            <text:p>563237792</text:p>
          </table:table-cell>
          <table:table-cell office:value-type="float" office:value="327411752" calcext:value-type="float">
            <text:p>327411752</text:p>
          </table:table-cell>
          <table:table-cell office:value-type="float" office:value="232448096" calcext:value-type="float">
            <text:p>232448096</text:p>
          </table:table-cell>
          <table:table-cell office:value-type="float" office:value="192979440" calcext:value-type="float">
            <text:p>192979440</text:p>
          </table:table-cell>
          <table:table-cell/>
          <table:table-cell table:formula="of:=([.B20]-[.O$15])^2" office:value-type="float" office:value="1.62308386717357E+020" calcext:value-type="float">
            <text:p>162308386717357000000</text:p>
          </table:table-cell>
          <table:table-cell table:formula="of:=([.C20]-[.P$15])^2" office:value-type="float" office:value="3.64201254272901E+025" calcext:value-type="float">
            <text:p>36420125427290100000000000</text:p>
          </table:table-cell>
          <table:table-cell table:formula="of:=([.D20]-[.Q$15])^2" office:value-type="float" office:value="3.25081597395005E+020" calcext:value-type="float">
            <text:p>325081597395005000000</text:p>
          </table:table-cell>
          <table:table-cell table:formula="of:=([.E20]-[.R$15])^2" office:value-type="float" office:value="1.42053429136301E+019" calcext:value-type="float">
            <text:p>14205342913630100000</text:p>
          </table:table-cell>
          <table:table-cell table:formula="of:=([.F20]-[.S$15])^2" office:value-type="float" office:value="1.25529942641005E+021" calcext:value-type="float">
            <text:p>1255299426410050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7:.H22])/8" office:value-type="float" office:value="1.2167844197929E+020" calcext:value-type="float">
            <text:p>121678441979290000000</text:p>
          </table:table-cell>
          <table:table-cell table:formula="of:=SUM([.I17:.I22])/8" office:value-type="float" office:value="2.73154524049387E+025" calcext:value-type="float">
            <text:p>27315452404938700000000000</text:p>
          </table:table-cell>
          <table:table-cell table:formula="of:=SUM([.J17:.J22])/8" office:value-type="float" office:value="2.44247564316341E+020" calcext:value-type="float">
            <text:p>244247564316341000000</text:p>
          </table:table-cell>
          <table:table-cell table:formula="of:=SUM([.K17:.K22])/8" office:value-type="float" office:value="1.07718939857161E+019" calcext:value-type="float">
            <text:p>10771893985716100000</text:p>
          </table:table-cell>
          <table:table-cell table:formula="of:=SUM([.L17:.L22])/8" office:value-type="float" office:value="9.41339241798115E+020" calcext:value-type="float">
            <text:p>941339241798115000000</text:p>
          </table:table-cell>
        </table:table-row>
        <table:table-row table:style-name="ro2">
          <table:table-cell/>
          <table:table-cell office:value-type="float" office:value="83915976" calcext:value-type="float">
            <text:p>83915976</text:p>
          </table:table-cell>
          <table:table-cell office:value-type="float" office:value="606794024" calcext:value-type="float">
            <text:p>606794024</text:p>
          </table:table-cell>
          <table:table-cell office:value-type="float" office:value="337058160" calcext:value-type="float">
            <text:p>337058160</text:p>
          </table:table-cell>
          <table:table-cell office:value-type="float" office:value="241935776" calcext:value-type="float">
            <text:p>241935776</text:p>
          </table:table-cell>
          <table:table-cell office:value-type="float" office:value="234653480" calcext:value-type="float">
            <text:p>234653480</text:p>
          </table:table-cell>
          <table:table-cell/>
          <table:table-cell table:formula="of:=([.B21]-[.O$15])^2" office:value-type="float" office:value="1.62002115450738E+020" calcext:value-type="float">
            <text:p>162002115450738000000</text:p>
          </table:table-cell>
          <table:table-cell table:formula="of:=([.C21]-[.P$15])^2" office:value-type="float" office:value="3.6419599713403E+025" calcext:value-type="float">
            <text:p>36419599713403000000000000</text:p>
          </table:table-cell>
          <table:table-cell table:formula="of:=([.D21]-[.Q$15])^2" office:value-type="float" office:value="3.24733840602592E+020" calcext:value-type="float">
            <text:p>324733840602592000000</text:p>
          </table:table-cell>
          <table:table-cell table:formula="of:=([.E21]-[.R$15])^2" office:value-type="float" office:value="1.41339148433906E+019" calcext:value-type="float">
            <text:p>14133914843390600000</text:p>
          </table:table-cell>
          <table:table-cell table:formula="of:=([.F21]-[.S$15])^2" office:value-type="float" office:value="1.25234812357482E+021" calcext:value-type="float">
            <text:p>1252348123574820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4:.H9])/8" office:value-type="float" office:value="753911908.319969" calcext:value-type="float">
            <text:p>753911908.319969</text:p>
          </table:table-cell>
          <table:table-cell table:formula="of:=SUM([.I4:.I9])/8" office:value-type="float" office:value="1440996424989.92" calcext:value-type="float">
            <text:p>1440996424989.92</text:p>
          </table:table-cell>
          <table:table-cell table:formula="of:=SUM([.J4:.J9])/8" office:value-type="float" office:value="6334182721.11965" calcext:value-type="float">
            <text:p>6334182721.11965</text:p>
          </table:table-cell>
          <table:table-cell table:formula="of:=SUM([.K4:.K9])/8" office:value-type="float" office:value="973431085.92002" calcext:value-type="float">
            <text:p>973431085.92002</text:p>
          </table:table-cell>
          <table:table-cell table:formula="of:=SUM([.L4:.L9])/8" office:value-type="float" office:value="4997331530.07998" calcext:value-type="float">
            <text:p>4997331530.07998</text:p>
          </table:table-cell>
        </table:table-row>
        <table:table-row table:style-name="ro2">
          <table:table-cell/>
          <table:table-cell office:value-type="float" office:value="95977960" calcext:value-type="float">
            <text:p>95977960</text:p>
          </table:table-cell>
          <table:table-cell office:value-type="float" office:value="620778920" calcext:value-type="float">
            <text:p>620778920</text:p>
          </table:table-cell>
          <table:table-cell office:value-type="float" office:value="345793264" calcext:value-type="float">
            <text:p>345793264</text:p>
          </table:table-cell>
          <table:table-cell office:value-type="float" office:value="254071080" calcext:value-type="float">
            <text:p>254071080</text:p>
          </table:table-cell>
          <table:table-cell office:value-type="float" office:value="243052968" calcext:value-type="float">
            <text:p>243052968</text:p>
          </table:table-cell>
          <table:table-cell/>
          <table:table-cell table:formula="of:=([.B22]-[.O$15])^2" office:value-type="float" office:value="1.61695210952919E+020" calcext:value-type="float">
            <text:p>161695210952919000000</text:p>
          </table:table-cell>
          <table:table-cell table:formula="of:=([.C22]-[.P$15])^2" office:value-type="float" office:value="3.64194309196701E+025" calcext:value-type="float">
            <text:p>36419430919670100000000000</text:p>
          </table:table-cell>
          <table:table-cell table:formula="of:=([.D22]-[.Q$15])^2" office:value-type="float" office:value="3.24419097241277E+020" calcext:value-type="float">
            <text:p>324419097241277000000</text:p>
          </table:table-cell>
          <table:table-cell table:formula="of:=([.E22]-[.R$15])^2" office:value-type="float" office:value="1.40428165174378E+019" calcext:value-type="float">
            <text:p>14042816517437800000</text:p>
          </table:table-cell>
          <table:table-cell table:formula="of:=([.F22]-[.S$15])^2" office:value-type="float" office:value="1.25175370304394E+021" calcext:value-type="float">
            <text:p>125175370304394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1108888" calcext:value-type="float">
            <text:p>111108888</text:p>
          </table:table-cell>
          <table:table-cell office:value-type="float" office:value="627724960" calcext:value-type="float">
            <text:p>627724960</text:p>
          </table:table-cell>
          <table:table-cell office:value-type="float" office:value="360612456" calcext:value-type="float">
            <text:p>360612456</text:p>
          </table:table-cell>
          <table:table-cell office:value-type="float" office:value="293117640" calcext:value-type="float">
            <text:p>293117640</text:p>
          </table:table-cell>
          <table:table-cell office:value-type="float" office:value="268453048" calcext:value-type="float">
            <text:p>268453048</text:p>
          </table:table-cell>
          <table:table-cell/>
          <table:table-cell table:formula="of:=([.B23]-[.O$15])^2" office:value-type="float" office:value="1.61310631856489E+020" calcext:value-type="float">
            <text:p>161310631856489000000</text:p>
          </table:table-cell>
          <table:table-cell table:formula="of:=([.C23]-[.P$15])^2" office:value-type="float" office:value="3.64193470830805E+025" calcext:value-type="float">
            <text:p>36419347083080500000000000</text:p>
          </table:table-cell>
          <table:table-cell table:formula="of:=([.D23]-[.Q$15])^2" office:value-type="float" office:value="3.23885481011318E+020" calcext:value-type="float">
            <text:p>323885481011318000000</text:p>
          </table:table-cell>
          <table:table-cell table:formula="of:=([.E23]-[.R$15])^2" office:value-type="float" office:value="1.37516969756634E+019" calcext:value-type="float">
            <text:p>13751696975663400000</text:p>
          </table:table-cell>
          <table:table-cell table:formula="of:=([.F23]-[.S$15])^2" office:value-type="float" office:value="1.24995703186835E+021" calcext:value-type="float">
            <text:p>1249957031868350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0693712" calcext:value-type="float">
            <text:p>120693712</text:p>
          </table:table-cell>
          <table:table-cell office:value-type="float" office:value="637111280" calcext:value-type="float">
            <text:p>637111280</text:p>
          </table:table-cell>
          <table:table-cell office:value-type="float" office:value="379885048" calcext:value-type="float">
            <text:p>379885048</text:p>
          </table:table-cell>
          <table:table-cell office:value-type="float" office:value="324492824" calcext:value-type="float">
            <text:p>324492824</text:p>
          </table:table-cell>
          <table:table-cell office:value-type="float" office:value="287666840" calcext:value-type="float">
            <text:p>287666840</text:p>
          </table:table-cell>
          <table:table-cell/>
          <table:table-cell table:formula="of:=([.B24]-[.O$15])^2" office:value-type="float" office:value="1.61067253625158E+020" calcext:value-type="float">
            <text:p>161067253625158000000</text:p>
          </table:table-cell>
          <table:table-cell table:formula="of:=([.C24]-[.P$15])^2" office:value-type="float" office:value="3.6419233793207E+025" calcext:value-type="float">
            <text:p>36419233793207000000000000</text:p>
          </table:table-cell>
          <table:table-cell table:formula="of:=([.D24]-[.Q$15])^2" office:value-type="float" office:value="3.23192161758387E+020" calcext:value-type="float">
            <text:p>323192161758387000000</text:p>
          </table:table-cell>
          <table:table-cell table:formula="of:=([.E24]-[.R$15])^2" office:value-type="float" office:value="1.35199824276155E+019" calcext:value-type="float">
            <text:p>13519982427615500000</text:p>
          </table:table-cell>
          <table:table-cell table:formula="of:=([.F24]-[.S$15])^2" office:value-type="float" office:value="1.24859880412775E+021" calcext:value-type="float">
            <text:p>1248598804127750000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30:43.22779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10:31:31.895666395</dc:date>
    <meta:generator>LibreOffice/4.2.6.3$Linux_X86_64 LibreOffice_project/420m0$Build-3</meta:generator>
    <meta:editing-duration>PT12M9S</meta:editing-duration>
    <meta:editing-cycles>8</meta:editing-cycles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5.593cm" svg:y="0.316cm" chart:style-name="ch2">
          <text:p>Performance Sierpinski</text:p>
        </chart:title>
        <chart:subtitle svg:x="4.402cm" svg:y="1.301cm" chart:style-name="ch3">
          <text:p>Asm y diferentes grados de optimización</text:p>
        </chart:subtitle>
        <chart:plot-area chart:style-name="ch4" table:cell-range-address="Sheet1.N6:Sheet1.S7" chart:data-source-has-labels="both" svg:x="1.33cm" svg:y="2.37cm" svg:width="14.015cm" svg:height="6.03cm">
          <chartooo:coordinate-region svg:x="3.248cm" svg:y="2.569cm" svg:width="12.097cm" svg:height="5.184cm"/>
          <chart:axis chart:dimension="x" chart:name="primary-x" chart:style-name="ch5" chartooo:axis-type="auto">
            <chartooo:date-scale/>
            <chart:categories table:cell-range-address="Sheet1.O6:Sheet1.S6"/>
          </chart:axis>
          <chart:axis chart:dimension="y" chart:name="primary-y" chart:style-name="ch6">
            <chart:title svg:x="0.451cm" svg:y="5.932cm" chart:style-name="ch7">
              <text:p>tiempo</text:p>
            </chart:title>
            <chart:grid chart:style-name="ch8" chart:class="major"/>
          </chart:axis>
          <chart:series chart:style-name="ch9" chart:values-cell-range-address="Sheet1.O7:Sheet1.S7" chart:label-cell-address="Sheet1.N7:Sheet1.N7" chart:class="chart:bar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21203596">
                <text:p>21203596</text:p>
                <draw:g>
                  <svg:desc>Sheet1.O7:Sheet1.S7</svg:desc>
                </draw:g>
              </table:table-cell>
              <table:table-cell office:value-type="float" office:value="152921481.333333">
                <text:p>152921481.333333</text:p>
              </table:table-cell>
              <table:table-cell office:value-type="float" office:value="78727942.6666667">
                <text:p>78727942.6666667</text:p>
              </table:table-cell>
              <table:table-cell office:value-type="float" office:value="65849976">
                <text:p>65849976</text:p>
              </table:table-cell>
              <table:table-cell office:value-type="float" office:value="45649204">
                <text:p>45649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4.68cm" svg:y="0.316cm" chart:style-name="ch2">
          <text:p>Varianza Performance Sierpinski</text:p>
        </chart:title>
        <chart:subtitle svg:x="4.441cm" svg:y="1.301cm" chart:style-name="ch3">
          <text:p>Asm y diferentes grados de optimzación</text:p>
        </chart:subtitle>
        <chart:plot-area chart:style-name="ch4" table:cell-range-address="Sheet1.O19:Sheet1.S20 Sheet1.N20:Sheet1.N20" chart:data-source-has-labels="both" svg:x="1.33cm" svg:y="2.37cm" svg:width="14.015cm" svg:height="6.03cm">
          <chartooo:coordinate-region svg:x="6.767cm" svg:y="2.57cm" svg:width="8.578cm" svg:height="5.183cm"/>
          <chart:axis chart:dimension="x" chart:name="primary-x" chart:style-name="ch5" chartooo:axis-type="auto">
            <chartooo:date-scale/>
            <chart:categories table:cell-range-address="Sheet1.O19:Sheet1.S19"/>
          </chart:axis>
          <chart:axis chart:dimension="y" chart:name="primary-y" chart:style-name="ch6">
            <chart:title svg:x="0.451cm" svg:y="5.654cm" chart:style-name="ch7">
              <text:p>t^2</text:p>
            </chart:title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con Loops</text:p>
                <draw:g>
                  <svg:desc>Sheet1.N20:Sheet1.N20</svg:desc>
                </draw:g>
              </table:table-cell>
              <table:table-cell office:value-type="float" office:value="1.2167844197929E+020">
                <text:p>1.2167844197929E+020</text:p>
                <draw:g>
                  <svg:desc>Sheet1.O20:Sheet1.S20</svg:desc>
                </draw:g>
              </table:table-cell>
              <table:table-cell office:value-type="float" office:value="2.73154524049387E+025">
                <text:p>2.73154524049387E+025</text:p>
              </table:table-cell>
              <table:table-cell office:value-type="float" office:value="2.44247564316341E+020">
                <text:p>2.44247564316341E+020</text:p>
              </table:table-cell>
              <table:table-cell office:value-type="float" office:value="1.07718939857161E+019">
                <text:p>1.07718939857161E+019</text:p>
              </table:table-cell>
              <table:table-cell office:value-type="float" office:value="9.41339241798115E+020">
                <text:p>9.41339241798115E+0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